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2.75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6699cc" fo:font-size="13pt" style:font-size-asian="13pt" style:font-size-complex="13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user-transformed="true">
          <draw:text-box>
            <text:p><text:span text:style-name="T1">A trusting psalm</text:span><text:span text:style-name="T1"><text:line-break/></text:span><text:span text:style-name="T2">(Kevin Bates)</text:span></text:p>
          </draw:text-box>
        </draw:frame>
        <draw:frame presentation:style-name="pr2" draw:text-style-name="P2" draw:layer="layout" svg:width="28cm" svg:height="13.533cm" svg:x="0cm" svg:y="4.333cm" presentation:class="outline" presentation:user-transformed="true">
          <draw:text-box>
            <text:list text:style-name="L2">
              <text:list-item>
                <text:p><text:span text:style-name="T3">Lord, let your mercy be on us</text:span></text:p>
              </text:list-item>
              <text:list-item>
                <text:p><text:span text:style-name="T3">As we place or trust in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3">The word of the Lord </text:span></text:p>
              </text:list-item>
              <text:list-item>
                <text:p><text:span text:style-name="T3">Is faithfulness and love</text:span></text:p>
              </text:list-item>
              <text:list-item>
                <text:p><text:span text:style-name="T3">His love can never be measured</text:span></text:p>
              </text:list-item>
              <text:list-item>
                <text:p><text:span text:style-name="T3">His beauty is like nothing we have ever seen</text:span></text:p>
              </text:list-item>
              <text:list-item>
                <text:p><text:span text:style-name="T3">So let us place our trust in h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2" draw:layer="layout" svg:width="28cm" svg:height="13.533cm" svg:x="0cm" svg:y="4.333cm" presentation:class="outline" presentation:user-transformed="true">
          <draw:text-box>
            <text:list text:style-name="L2">
              <text:list-item>
                <text:p><text:span text:style-name="T3">Lord, let your mercy be on us</text:span></text:p>
              </text:list-item>
              <text:list-item>
                <text:p><text:span text:style-name="T3">As we place or trust in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3">The word of the Lord</text:span></text:p>
              </text:list-item>
              <text:list-item>
                <text:p><text:span text:style-name="T3">Means a patient gentle God</text:span></text:p>
              </text:list-item>
              <text:list-item>
                <text:p><text:span text:style-name="T3">His love can never grow weary</text:span></text:p>
              </text:list-item>
              <text:list-item>
                <text:p><text:span text:style-name="T3">His mercy is as though our sins have never been</text:span></text:p>
              </text:list-item>
              <text:list-item>
                <text:p><text:span text:style-name="T3">If we can place our trust in h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2" draw:layer="layout" svg:width="28cm" svg:height="13.533cm" svg:x="0cm" svg:y="4.333cm" presentation:class="outline" presentation:user-transformed="true">
          <draw:text-box>
            <text:list text:style-name="L2">
              <text:list-item>
                <text:p><text:span text:style-name="T3">Lord, let your mercy be on us</text:span></text:p>
              </text:list-item>
              <text:list-item>
                <text:p><text:span text:style-name="T3">As we place or trust in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3">The word of the Lord is fire burning strong</text:span></text:p>
              </text:list-item>
              <text:list-item>
                <text:p><text:span text:style-name="T3">His love can never grow weary</text:span></text:p>
              </text:list-item>
              <text:list-item>
                <text:p><text:span text:style-name="T3">He will seek and save the lost until we all return</text:span></text:p>
              </text:list-item>
              <text:list-item>
                <text:p><text:span text:style-name="T3">So let us place our trust in h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2" draw:layer="layout" svg:width="28cm" svg:height="13.533cm" svg:x="0cm" svg:y="4.333cm" presentation:class="outline" presentation:user-transformed="true">
          <draw:text-box>
            <text:list text:style-name="L2">
              <text:list-item>
                <text:p><text:span text:style-name="T3">Lord, let your mercy be on us</text:span></text:p>
              </text:list-item>
              <text:list-item>
                <text:p><text:span text:style-name="T3">As we place or trust in you</text:span></text:p>
              </text:list-item>
            </text:list>
          </draw:text-box>
        </draw:frame>
        <draw:custom-shape draw:style-name="gr2" draw:text-style-name="P6" draw:layer="layout" svg:width="24.201cm" svg:height="1.71cm" svg:x="2.002cm" svg:y="13.361cm">
          <text:list text:style-name="L3">
            <text:list-header>
              <text:p text:style-name="P5"><text:span text:style-name="T4">“</text:span><text:span text:style-name="T4">A trusting Psalm” words and music by Kevin Bates SM</text:span></text:p>
              <text:p text:style-name="P5"><text:span text:style-name="T4">© 1989 As One Voice</text:span></text:p>
              <text:p text:style-name="P5"><text:span text:style-name="T4">Used by permission, CCLI Licenc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10-31T20:02:25.136099554</dc:date>
    <dc:creator>irvy </dc:creator>
    <meta:editing-duration>PT3H16M</meta:editing-duration>
    <meta:editing-cycles>30</meta:editing-cycles>
    <meta:generator>LibreOffice/4.4.3.2$Linux_X86_64 LibreOffice_project/40m0$Build-2</meta:generator>
    <meta:document-statistic meta:object-count="55"/>
  </office:meta>
</office:document-meta>
</file>